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7.047cm" table:align="left"/>
    </style:style>
    <style:style style:name="Table1.A" style:family="table-column">
      <style:table-column-properties style:column-width="3.253cm"/>
    </style:style>
    <style:style style:name="Table1.B" style:family="table-column">
      <style:table-column-properties style:column-width="3.79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198cm" table:align="left"/>
    </style:style>
    <style:style style:name="Table3.A" style:family="table-column">
      <style:table-column-properties style:column-width="2.1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902cm" table:align="left"/>
    </style:style>
    <style:style style:name="Table4.A" style:family="table-column">
      <style:table-column-properties style:column-width="16.90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422cm" table:align="left"/>
    </style:style>
    <style:style style:name="Table5.A" style:family="table-column">
      <style:table-column-properties style:column-width="7.42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044cm" table:align="left"/>
    </style:style>
    <style:style style:name="Table6.A" style:family="table-column">
      <style:table-column-properties style:column-width="3.04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165cm" table:align="left"/>
    </style:style>
    <style:style style:name="Table7.A" style:family="table-column">
      <style:table-column-properties style:column-width="7.16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36cm" table:align="left"/>
    </style:style>
    <style:style style:name="Table8.A" style:family="table-column">
      <style:table-column-properties style:column-width="4.3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4.103cm" table:align="left"/>
    </style:style>
    <style:style style:name="Table9.A" style:family="table-column">
      <style:table-column-properties style:column-width="4.10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298cm" table:align="left"/>
    </style:style>
    <style:style style:name="Table10.A" style:family="table-column">
      <style:table-column-properties style:column-width="0.2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.623cm" table:align="left"/>
    </style:style>
    <style:style style:name="Table11.A" style:family="table-column">
      <style:table-column-properties style:column-width="2.62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198cm" table:align="left"/>
    </style:style>
    <style:style style:name="Table12.A" style:family="table-column">
      <style:table-column-properties style:column-width="2.1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298cm" table:align="left"/>
    </style:style>
    <style:style style:name="Table13.A" style:family="table-column">
      <style:table-column-properties style:column-width="0.29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995cm" table:align="left"/>
    </style:style>
    <style:style style:name="Table14.A" style:family="table-column">
      <style:table-column-properties style:column-width="4.99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4.738cm" table:align="left"/>
    </style:style>
    <style:style style:name="Table15.A" style:family="table-column">
      <style:table-column-properties style:column-width="4.738cm"/>
    </style:style>
    <style:style style:name="Table1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3">
      <style:paragraph-properties fo:margin-top="0.423cm" fo:margin-bottom="0.212cm" fo:keep-with-next="always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(P8XGraphBuilder)</text:h>
      <text:p text:style-name="Text_20_body">You want to build a graph consisting of N nodes and N-1 edges. The graph must be connected.<text:line-break/><text:line-break/><draw:frame draw:style-name="fr1" draw:name="graphics1" text:anchor-type="as-char" svg:width="8.202cm" svg:height="4.26cm" draw:z-index="1"><draw:image xlink:href="http://community.topcoder.com/contest/problem/P8XGraphBuilder/66jgb4.gif" xlink:type="simple" xlink:show="embed" xlink:actuate="onLoad"/></draw:frame> <text:line-break/></text:p>
      <text:p text:style-name="Text_20_body">The degree of a node in the graph is equal to the number of edges adjacent to the node. For example, the degree of node A in the picture above is 3, while the degree of node B is 1. Note that in your graph the degree of each node will be between 1 and N-1, inclusive.</text:p>
      <text:p text:style-name="Text_20_body">You are given a int[] <text:span text:style-name="T1">scores</text:span> with N-1 elements. The score of a node with degree d is <text:span text:style-name="T1">scores</text:span>[d-1]. The score of a graph is the sum of the scores of its nodes.</text:p>
      <text:p text:style-name="Text_20_body">Your method should compute and return the maximum possible score for a graph you can construct.</text:p>
      <text:h text:style-name="Heading_20_3" text:outline-level="3">Definition</text:h>
      <text:p text:style-name="P1">   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lass:</text:p>
          </table:table-cell>
          <table:table-cell table:style-name="Table1.A1" office:value-type="string">
            <text:p text:style-name="Table_20_Contents">P8XGraphBuilder</text:p>
          </table:table-cell>
        </table:table-row>
        <table:table-row>
          <table:table-cell table:style-name="Table1.A1" office:value-type="string">
            <text:p text:style-name="Table_20_Contents">Method:</text:p>
          </table:table-cell>
          <table:table-cell table:style-name="Table1.A1" office:value-type="string">
            <text:p text:style-name="Table_20_Contents">solve</text:p>
          </table:table-cell>
        </table:table-row>
        <table:table-row>
          <table:table-cell table:style-name="Table1.A1" office:value-type="string">
            <text:p text:style-name="Table_20_Contents">Parameters:</text:p>
          </table:table-cell>
          <table:table-cell table:style-name="Table1.A1" office:value-type="string">
            <text:p text:style-name="Table_20_Contents">int[]</text:p>
          </table:table-cell>
        </table:table-row>
        <table:table-row>
          <table:table-cell table:style-name="Table1.A1" office:value-type="string">
            <text:p text:style-name="Table_20_Contents">Returns:</text:p>
          </table:table-cell>
          <table:table-cell table:style-name="Table1.A1" office:value-type="string">
            <text:p text:style-name="Table_20_Contents">int</text:p>
          </table:table-cell>
        </table:table-row>
        <table:table-row>
          <table:table-cell table:style-name="Table1.A1" office:value-type="string">
            <text:p text:style-name="Table_20_Contents">Method signature:</text:p>
          </table:table-cell>
          <table:table-cell table:style-name="Table1.A1" office:value-type="string">
            <text:p text:style-name="Table_20_Contents">int solve(int[] scores)</text:p>
          </table:table-cell>
        </table:table-row>
        <table:table-row>
          <table:table-cell table:style-name="Table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p text:style-name="Text_20_body">     </text:p>
      <text:h text:style-name="Heading_20_3" text:outline-level="3">Notes</text:h>
      <text:p text:style-name="Text_20_body">-In your solution, the number of nodes N in your graph can be determined as one plus the length of <text:span text:style-name="T1">scores</text:span>.</text:p>
      <text:p text:style-name="Text_20_body">-In your graph, there must be at most one edge connecting any pair of nodes, and an edge cannot connect a node with itself. </text:p>
      <text:h text:style-name="Heading_20_3" text:outline-level="3">Constraints</text:h>
      <text:p text:style-name="Text_20_body">-<text:span text:style-name="T1">scores</text:span> will contain between 1 and 50 elements, inclusive.</text:p>
      <text:p text:style-name="Text_20_body">-Each element in <text:span text:style-name="T1">scores</text:span> will be between 0 and 10,000, inclusive. </text:p>
      <text:p text:style-name="Text_20_body"/>
      <text:p text:style-name="Text_20_body"/>
      <text:p text:style-name="Text_20_body"/>
      <text:p text:style-name="Text_20_body"/>
      <text:h text:style-name="P2" text:outline-level="3"><text:soft-page-break/>Examples</text:h>
      <text:p text:style-name="P1">0)    </text:p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{1, 3, 0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2.A1" office:value-type="string">
            <text:p text:style-name="Preformatted_20_Text">Returns: 8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As <text:span text:style-name="T1">scores</text:span> contains 3 elements, we are building a graph with N=4 nodes. Nodes of degree 1 have score 1, nodes of degree 2 have score 3, and nodes of degree 3 have score 0.</text:p>
                  <text:p text:style-name="P4">One possible graph with the highest score looks as follows:</text:p>
                  <text:p text:style-name="P4"><draw:frame draw:style-name="fr1" draw:name="graphics2" text:anchor-type="as-char" svg:width="6.615cm" svg:height="1.376cm" draw:z-index="2"><draw:image xlink:href="http://community.topcoder.com/contest/problem/P8XGraphBuilder/t821zq.gif" xlink:type="simple" xlink:show="embed" xlink:actuate="onLoad"/></draw:frame> </text:p>
                  <text:p text:style-name="P4">In this graph the degrees of the nodes are 1, 2, 2, 1, respectively. The sum of their scores is 1+3+3+1 = 8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.A1" office:value-type="string">
            <text:p text:style-name="P3"/>
          </table:table-cell>
        </table:table-row>
      </table:table>
      <text:p text:style-name="P1">1)    </text:p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{0, 0, 0, 10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5.A1" office:value-type="string">
            <text:p text:style-name="Preformatted_20_Text">Returns: 10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Table_20_Contents">One possible solution for this test case is:<text:line-break/><text:line-break/><draw:frame draw:style-name="fr1" draw:name="graphics3" text:anchor-type="as-char" svg:width="6.615cm" svg:height="3.625cm" draw:z-index="0"><draw:image xlink:href="http://community.topcoder.com/contest/problem/P8XGraphBuilder/qodkb5.gif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.A1" office:value-type="string">
            <text:p text:style-name="P3"/>
          </table:table-cell>
        </table:table-row>
      </table:table>
      <text:p text:style-name="P1">2)    </text:p>
      <table:table table:name="Table8" table:style-name="Table8">
        <table:table-column table:style-name="Table8.A"/>
        <table:table-row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5">{1, 2, 3, 4, 5, 6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8.A1" office:value-type="string">
            <text:p text:style-name="Preformatted_20_Text">Returns: 12</text:p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8.A1" office:value-type="string">
            <text:p text:style-name="P3"/>
          </table:table-cell>
        </table:table-row>
      </table:table>
      <text:p text:style-name="P1">3)    </text:p>
      <table:table table:name="Table11" table:style-name="Table11">
        <table:table-column table:style-name="Table11.A"/>
        <table:table-row>
          <table:table-cell table:style-name="Table1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5">{5, 0, 0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1.A1" office:value-type="string">
            <text:p text:style-name="Preformatted_20_Text">Returns: 15</text:p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1.A1" office:value-type="string">
            <text:p text:style-name="P3"/>
          </table:table-cell>
        </table:table-row>
      </table:table>
      <text:p text:style-name="P1">4)    </text:p>
      <table:table table:name="Table14" table:style-name="Table14">
        <table:table-column table:style-name="Table14.A"/>
        <table:table-row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5">{1, 3, 2, 5, 3, 7, 5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4.A1" office:value-type="string">
            <text:p text:style-name="P5">Returns: 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 Condensed" style:font-size-asian="14pt" style:font-weight-asian="bold" style:font-name-complex="DejaVu Sans Condense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Condensed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gedy Balazs</meta:initial-creator>
    <meta:creation-date>2012-02-24T13:06:47</meta:creation-date>
    <dc:date>2012-02-24T13:20:02</dc:date>
    <dc:creator>Engedy Balazs</dc:creator>
    <meta:editing-duration>PT13M15S</meta:editing-duration>
    <meta:editing-cycles>2</meta:editing-cycles>
    <meta:generator>LibreOffice/3.3$Linux LibreOffice_project/330m19$Build-301</meta:generator>
    <meta:document-statistic meta:table-count="15" meta:image-count="3" meta:object-count="0" meta:page-count="2" meta:paragraph-count="46" meta:word-count="329" meta:character-count="1717"/>
  </office:meta>
</office:document-meta>
</file>